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98354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a2db1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a4d14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officeooo:rsid="0012c25b" officeooo:paragraph-rsid="000bbdf2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98354"/>
    </style:style>
    <style:style style:name="P6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a2db1"/>
    </style:style>
    <style:style style:name="P7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0bbdf2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12c25b" officeooo:paragraph-rsid="00098354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bbdf2"/>
    </style:style>
    <style:style style:name="T1" style:family="text">
      <style:text-properties officeooo:rsid="0013a1ec"/>
    </style:style>
    <style:style style:name="T2" style:family="text">
      <style:text-properties officeooo:rsid="00115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60"/><text:span text:style-name="T1">ASSIGNMENT 02:</text:span></text:p>
      <text:p text:style-name="P5"><text:s text:c="55"/><text:span text:style-name="T1">ASYNCHRONOUS RUST</text:span></text:p>
      <text:p text:style-name="P8">In Rust, the term <text:s/>async means <text:s/>running code concurrently, or having multiple overlapping (in time) computations run on a single thread. Concurrent programming is better suited for when the task spends a lot of time waiting, such as for a response from a server. These tasks are called IO-bound.</text:p>
      <text:p text:style-name="P1">So asynchronous programming lets us run multiple of these IO-bound computations at the same time on a single thread. They can run at the same time because when they’re waiting for a response, they’re just idle, so we can let the computer keep working on something that isn’t waiting. When we reach a point where we need the result of an asynchronous computation.</text:p>
      <text:p text:style-name="P1">To start an asynchronous function, you must either await it or launch a task using an executor Until this happens, all you have is a Future that has not started. </text:p>
      <text:p text:style-name="P6">use async_std::task;</text:p>
      <text:p text:style-name="P6">async fn negate_async(n: i32) -&gt; i32 {</text:p>
      <text:p text:style-name="P6"><text:s text:c="4"/>println!("Negating {}", n);</text:p>
      <text:p text:style-name="P6"><text:s text:c="4"/>task::sleep(std::time::Duration::from_secs(5)).await;</text:p>
      <text:p text:style-name="P6"><text:s text:c="4"/>println!("Finished sleeping for {}!", n);</text:p>
      <text:p text:style-name="P6"><text:s text:c="4"/>n * -1</text:p>
      <text:p text:style-name="P6">}</text:p>
      <text:p text:style-name="P6">async fn f() -&gt; i32 {</text:p>
      <text:p text:style-name="P6"><text:s text:c="4"/>let neg = negate_async(1);</text:p>
      <text:p text:style-name="P6"><text:s text:c="4"/>let neg_task = task::spawn(negate_async(2));</text:p>
      <text:p text:style-name="P6"><text:s text:c="4"/>task::sleep(std::time::Duration::from_secs(1)).await;</text:p>
      <text:p text:style-name="P6"><text:s text:c="5"/>neg.await + neg_task.await</text:p>
      <text:p text:style-name="P2"><text:s text:c="4"/><text:span text:style-name="T2">}</text:span></text:p>
      <text:p text:style-name="P3">So whats happening in this code is that the neg variable creates a future of the negate async function but does not start to execute , the next line uses the task::spawn function which starts to executes the future returned by negate_async assigned by the neg_task variable Finally, we await both futures, add them together, and return them. By awaiting neg, we start executing the Future and run it to completion. Since neg_task has already been started, we just wait for it to finish</text:p>
      <text:p text:style-name="P9"><text:s text:c="3"/>Negating 2</text:p>
      <text:p text:style-name="P7"><text:s text:c="6"/># &lt;- there's a 1 second pause here</text:p>
      <text:p text:style-name="P7"><text:s text:c="6"/>Negating 1</text:p>
      <text:p text:style-name="P7"><text:s text:c="6"/>Finished sleeping for 2!</text:p>
      <text:p text:style-name="P7"><text:s text:c="6"/>Finished sleeping for 1!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3:22:00.994358033</meta:creation-date>
    <meta:generator>LibreOffice/6.0.7.3$Linux_X86_64 LibreOffice_project/00m0$Build-3</meta:generator>
    <dc:date>2020-04-24T23:28:34.243349371</dc:date>
    <meta:editing-duration>PT6M32S</meta:editing-duration>
    <meta:editing-cycles>4</meta:editing-cycles>
    <meta:document-statistic meta:table-count="0" meta:image-count="0" meta:object-count="0" meta:page-count="2" meta:paragraph-count="24" meta:word-count="291" meta:character-count="1973" meta:non-whitespace-character-count="1524"/>
  </office:meta>
</office:document-meta>
</file>